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493b" officeooo:paragraph-rsid="000949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5</text:p>
      <text:p text:style-name="P1">Exercise 4: </text:p>
      <text:p text:style-name="P1"><text:tab/>Test1 P(tumor decrease|cancer drug)=0.709885</text:p>
      <text:p text:style-name="P1"><text:tab/>Test2 P(tumor decrease|cancer drug)=0.710292</text:p>
      <text:p text:style-name="P1"><text:tab/>Test3 P(tumor decrease|cancer drug)=0.710829</text:p>
      <text:p text:style-name="P1"><text:tab/>Test4 P(tumor decrease|cancer drug)=0.711469</text:p>
      <text:p text:style-name="P1"><text:tab/>Test5 P(tumor decrease|cancer drug)=0.710641</text:p>
      <text:p text:style-name="P1">The each trial is yielding roughly 70% success rate. This is a pretty good trial. Not as good as it could be but its still pretty good. I'm getting roughly 30% failure rate from where the cancer only get wors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09:42:28.624351447</meta:creation-date>
    <dc:date>2014-09-23T10:15:21.850435698</dc:date>
    <meta:editing-duration>PT2M32S</meta:editing-duration>
    <meta:editing-cycles>1</meta:editing-cycles>
    <meta:document-statistic meta:table-count="0" meta:image-count="0" meta:object-count="0" meta:page-count="1" meta:paragraph-count="8" meta:word-count="64" meta:character-count="453" meta:non-whitespace-character-count="390"/>
    <meta:generator>LibreOffice/4.2.4.2$Linux_X86_64 LibreOffice_project/420m0$Build-2</meta:generator>
  </office:meta>
</office:document-meta>
</file>